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officeooo:paragraph-rsid="003a48bc"/>
    </style:style>
    <style:style style:name="P2" style:family="paragraph" style:parent-style-name="Standard">
      <style:text-properties fo:font-size="16pt" officeooo:rsid="00161eec" officeooo:paragraph-rsid="00661cfa" style:font-size-asian="16pt" style:font-size-complex="16pt"/>
    </style:style>
    <style:style style:name="P3" style:family="paragraph" style:parent-style-name="Standard">
      <style:text-properties officeooo:paragraph-rsid="0067ade1"/>
    </style:style>
    <style:style style:name="P4" style:family="paragraph" style:parent-style-name="Standard">
      <style:text-properties officeooo:rsid="0070f6af" officeooo:paragraph-rsid="0070f6af"/>
    </style:style>
    <style:style style:name="P5" style:family="paragraph" style:parent-style-name="Standard">
      <style:text-properties officeooo:rsid="007550d6" officeooo:paragraph-rsid="007550d6"/>
    </style:style>
    <style:style style:name="P6" style:family="paragraph" style:parent-style-name="Standard">
      <style:text-properties officeooo:rsid="0079c320" officeooo:paragraph-rsid="0079c320"/>
    </style:style>
    <style:style style:name="P7" style:family="paragraph" style:parent-style-name="Standard">
      <style:text-properties officeooo:rsid="007a1cab" officeooo:paragraph-rsid="007b16e4"/>
    </style:style>
    <style:style style:name="P8" style:family="paragraph" style:parent-style-name="Standard">
      <style:text-properties officeooo:rsid="007cb83f" officeooo:paragraph-rsid="007cb83f"/>
    </style:style>
    <style:style style:name="P9" style:family="paragraph" style:parent-style-name="Standard">
      <style:text-properties officeooo:rsid="007e495c" officeooo:paragraph-rsid="007e495c"/>
    </style:style>
    <style:style style:name="P10" style:family="paragraph" style:parent-style-name="Standard">
      <style:text-properties officeooo:rsid="007e495c" officeooo:paragraph-rsid="0082c4b7"/>
    </style:style>
    <style:style style:name="P11" style:family="paragraph" style:parent-style-name="Standard">
      <style:text-properties officeooo:rsid="007e495c" officeooo:paragraph-rsid="008e0be4"/>
    </style:style>
    <style:style style:name="P12" style:family="paragraph" style:parent-style-name="Standard">
      <style:text-properties officeooo:rsid="008955fe" officeooo:paragraph-rsid="008955fe"/>
    </style:style>
    <style:style style:name="P13" style:family="paragraph" style:parent-style-name="Standard">
      <style:text-properties officeooo:rsid="008a9e1f" officeooo:paragraph-rsid="008a9e1f"/>
    </style:style>
    <style:style style:name="P14" style:family="paragraph" style:parent-style-name="Standard">
      <style:text-properties officeooo:rsid="0042e0c7" officeooo:paragraph-rsid="008e0be4"/>
    </style:style>
    <style:style style:name="P15" style:family="paragraph" style:parent-style-name="Standard">
      <style:text-properties officeooo:rsid="008f3df6" officeooo:paragraph-rsid="008f3df6"/>
    </style:style>
    <style:style style:name="P16" style:family="paragraph" style:parent-style-name="Standard">
      <style:text-properties officeooo:paragraph-rsid="008f3df6"/>
    </style:style>
    <style:style style:name="P17" style:family="paragraph" style:parent-style-name="Standard">
      <style:text-properties officeooo:rsid="008ff257" officeooo:paragraph-rsid="008ff257"/>
    </style:style>
    <style:style style:name="P18" style:family="paragraph" style:parent-style-name="Standard">
      <style:text-properties officeooo:paragraph-rsid="009428b4"/>
    </style:style>
    <style:style style:name="P19" style:family="paragraph" style:parent-style-name="Text_20_body">
      <style:text-properties fo:font-size="10pt" officeooo:rsid="00215314" officeooo:paragraph-rsid="0067ade1" style:font-size-asian="10pt" style:font-size-complex="10pt"/>
    </style:style>
    <style:style style:name="P20" style:family="paragraph" style:parent-style-name="Text_20_body">
      <style:text-properties fo:font-size="10pt" officeooo:paragraph-rsid="0067ade1" style:font-size-asian="10pt" style:font-size-complex="10pt"/>
    </style:style>
    <style:style style:name="P21" style:family="paragraph" style:parent-style-name="Table_20_Contents">
      <style:text-properties officeooo:paragraph-rsid="0067ade1"/>
    </style:style>
    <style:style style:name="P22" style:family="paragraph" style:parent-style-name="Código">
      <style:text-properties officeooo:paragraph-rsid="007b16e4"/>
    </style:style>
    <style:style style:name="P23" style:family="paragraph" style:parent-style-name="Código">
      <style:text-properties officeooo:paragraph-rsid="007cb83f"/>
    </style:style>
    <style:style style:name="P24" style:family="paragraph" style:parent-style-name="Código">
      <style:text-properties officeooo:paragraph-rsid="0082c4b7"/>
    </style:style>
    <style:style style:name="P25" style:family="paragraph" style:parent-style-name="Código">
      <style:text-properties officeooo:paragraph-rsid="008f3df6"/>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3">
      <style:text-properties officeooo:rsid="006f0894" officeooo:paragraph-rsid="005ee661"/>
    </style:style>
    <style:style style:name="P28" style:family="paragraph" style:parent-style-name="Heading_20_3">
      <style:text-properties officeooo:rsid="0081edfa" officeooo:paragraph-rsid="0081edfa"/>
    </style:style>
    <style:style style:name="P29" style:family="paragraph" style:parent-style-name="Standard" style:list-style-name="L1"/>
    <style:style style:name="P30" style:family="paragraph" style:parent-style-name="Standard" style:list-style-name="L2">
      <style:text-properties officeooo:paragraph-rsid="008c80f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83d5a2" officeooo:paragraph-rsid="008c80fd" style:font-style-asian="normal" style:font-style-complex="normal"/>
    </style:style>
    <style:style style:name="P33" style:family="paragraph" style:parent-style-name="Standard">
      <style:text-properties fo:font-style="normal" officeooo:rsid="0083d5a2" officeooo:paragraph-rsid="0042e0c7" style:font-style-asian="normal" style:font-style-complex="normal"/>
    </style:style>
    <style:style style:name="P34" style:family="paragraph" style:parent-style-name="Standard" style:list-style-name="L3">
      <style:text-properties officeooo:rsid="007550d6" officeooo:paragraph-rsid="007550d6"/>
    </style:style>
    <style:style style:name="P35" style:family="paragraph" style:parent-style-name="Standard">
      <style:text-properties officeooo:rsid="008f3df6" officeooo:paragraph-rsid="008f3df6"/>
    </style:style>
    <style:style style:name="P36" style:family="paragraph" style:parent-style-name="Standard" style:list-style-name="L4"/>
    <style:style style:name="T1" style:family="text">
      <style:text-properties officeooo:rsid="0018a748"/>
    </style:style>
    <style:style style:name="T2" style:family="text">
      <style:text-properties officeooo:rsid="001e8368"/>
    </style:style>
    <style:style style:name="T3" style:family="text">
      <style:text-properties fo:font-weight="bold" style:font-weight-asian="bold" style:font-weight-complex="bold"/>
    </style:style>
    <style:style style:name="T4" style:family="text">
      <style:text-properties fo:font-weight="bold" officeooo:rsid="009591df"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7cb83f" style:font-style-asian="italic" style:font-style-complex="italic"/>
    </style:style>
    <style:style style:name="T7" style:family="text">
      <style:text-properties fo:font-style="italic" officeooo:rsid="00870689" style:font-style-asian="italic" style:font-style-complex="italic"/>
    </style:style>
    <style:style style:name="T8" style:family="text">
      <style:text-properties fo:font-style="italic" officeooo:rsid="0072c06c" style:font-style-asian="italic" style:font-style-complex="italic"/>
    </style:style>
    <style:style style:name="T9" style:family="text">
      <style:text-properties officeooo:rsid="005ee661"/>
    </style:style>
    <style:style style:name="T10" style:family="text">
      <style:text-properties officeooo:rsid="00615bc1"/>
    </style:style>
    <style:style style:name="T11" style:family="text">
      <style:text-properties officeooo:rsid="002520fe"/>
    </style:style>
    <style:style style:name="T12" style:family="text">
      <style:text-properties officeooo:rsid="0011a93d"/>
    </style:style>
    <style:style style:name="T13" style:family="text">
      <style:text-properties officeooo:rsid="00215314"/>
    </style:style>
    <style:style style:name="T14" style:family="text">
      <style:text-properties officeooo:rsid="006ca902"/>
    </style:style>
    <style:style style:name="T15" style:family="text">
      <style:text-properties officeooo:rsid="006e72ca"/>
    </style:style>
    <style:style style:name="T16" style:family="text">
      <style:text-properties officeooo:rsid="006f0894"/>
    </style:style>
    <style:style style:name="T17" style:family="text">
      <style:text-properties officeooo:rsid="0072c06c"/>
    </style:style>
    <style:style style:name="T18" style:family="text">
      <style:text-properties officeooo:rsid="007336ac"/>
    </style:style>
    <style:style style:name="T19" style:family="text">
      <style:text-properties officeooo:rsid="007550d6"/>
    </style:style>
    <style:style style:name="T20" style:family="text">
      <style:text-properties officeooo:rsid="007e5075"/>
    </style:style>
    <style:style style:name="T21" style:family="text">
      <style:text-properties officeooo:rsid="00770a81"/>
    </style:style>
    <style:style style:name="T22" style:family="text">
      <style:text-properties officeooo:rsid="0079e5a9"/>
    </style:style>
    <style:style style:name="T23" style:family="text">
      <style:text-properties officeooo:rsid="007a1cab"/>
    </style:style>
    <style:style style:name="T24" style:family="text">
      <style:text-properties officeooo:rsid="007b16e4"/>
    </style:style>
    <style:style style:name="T25" style:family="text">
      <style:text-properties officeooo:rsid="007cb83f"/>
    </style:style>
    <style:style style:name="T26" style:family="text">
      <style:text-properties officeooo:rsid="007e495c"/>
    </style:style>
    <style:style style:name="T27" style:family="text">
      <style:text-properties officeooo:rsid="0082c4b7"/>
    </style:style>
    <style:style style:name="T28" style:family="text">
      <style:text-properties fo:font-style="normal" style:font-style-asian="normal" style:font-style-complex="normal"/>
    </style:style>
    <style:style style:name="T29" style:family="text">
      <style:text-properties fo:font-style="normal" officeooo:rsid="0034fa5e" style:font-style-asian="normal" style:font-style-complex="normal"/>
    </style:style>
    <style:style style:name="T30" style:family="text">
      <style:text-properties fo:font-style="normal" officeooo:rsid="00534026" style:font-style-asian="normal" style:font-style-complex="normal"/>
    </style:style>
    <style:style style:name="T31" style:family="text">
      <style:text-properties fo:font-style="normal" officeooo:rsid="0085b9de" style:font-style-asian="normal" style:font-style-complex="normal"/>
    </style:style>
    <style:style style:name="T32" style:family="text">
      <style:text-properties fo:font-style="normal" officeooo:rsid="0083d5a2" style:font-style-asian="normal" style:font-style-complex="normal"/>
    </style:style>
    <style:style style:name="T33" style:family="text">
      <style:text-properties fo:font-style="normal" officeooo:rsid="00870689" style:font-style-asian="normal" style:font-style-complex="normal"/>
    </style:style>
    <style:style style:name="T34" style:family="text">
      <style:text-properties fo:font-style="normal" officeooo:rsid="00884ba7" style:font-style-asian="normal" style:font-style-complex="normal"/>
    </style:style>
    <style:style style:name="T35" style:family="text">
      <style:text-properties officeooo:rsid="0085b9de"/>
    </style:style>
    <style:style style:name="T36" style:family="text">
      <style:text-properties officeooo:rsid="00870689"/>
    </style:style>
    <style:style style:name="T37" style:family="text">
      <style:text-properties officeooo:rsid="008a9e1f"/>
    </style:style>
    <style:style style:name="T38" style:family="text">
      <style:text-properties officeooo:rsid="008e0be4"/>
    </style:style>
    <style:style style:name="T39" style:family="text">
      <style:text-properties officeooo:rsid="008e8a4f"/>
    </style:style>
    <style:style style:name="T40" style:family="text">
      <style:text-properties officeooo:rsid="008f3df6"/>
    </style:style>
    <style:style style:name="T41" style:family="text">
      <style:text-properties officeooo:rsid="008f4238"/>
    </style:style>
    <style:style style:name="T42" style:family="text">
      <style:text-properties officeooo:rsid="008ff257"/>
    </style:style>
    <style:style style:name="T43" style:family="text">
      <style:text-properties officeooo:rsid="009090e1"/>
    </style:style>
    <style:style style:name="T44" style:family="text">
      <style:text-properties officeooo:rsid="009591df"/>
    </style:style>
    <style:style style:name="T45" style:family="text">
      <style:text-properties officeooo:rsid="009732af"/>
    </style:style>
    <style:style style:name="T46" style:family="text">
      <style:text-properties officeooo:rsid="0098e11b"/>
    </style:style>
    <style:style style:name="T47" style:family="text">
      <style:text-properties officeooo:rsid="00993747"/>
    </style:style>
    <style:style style:name="T48" style:family="text">
      <style:text-properties officeooo:rsid="009acb2f"/>
    </style:style>
    <style:style style:name="T49" style:family="text">
      <style:text-properties style:font-name="Liberation Mono" fo:font-size="10pt" officeooo:rsid="009acb2f"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11">Curso Básico de </text:span>Python</text:p>
      <text:p text:style-name="Standard"/>
      <text:p text:style-name="Title"><text:span text:style-name="T14">8</text:span><text:span text:style-name="T1">. </text:span><text:span text:style-name="T15">Errores y </text:span><text:span text:style-name="T14">Excepciones</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26"><text:a xlink:type="simple" xlink:href="#__RefHeading___Toc11369_3545566123" text:style-name="Index_20_Link" text:visited-style-name="Index_20_Link">1 Errores de programación<text:tab/>1</text:a></text:p>
          <text:p text:style-name="P26"><text:a xlink:type="simple" xlink:href="#__RefHeading___Toc11371_3545566123" text:style-name="Index_20_Link" text:visited-style-name="Index_20_Link">2 Excepciones<text:tab/>2</text:a></text:p>
          <text:p text:style-name="P26"><text:a xlink:type="simple" xlink:href="#__RefHeading___Toc1311_936677055" text:style-name="Index_20_Link" text:visited-style-name="Index_20_Link">3 Levantar excepciones<text:tab/>4</text:a></text:p>
          <text:p text:style-name="P26"><text:a xlink:type="simple" xlink:href="#__RefHeading___Toc1088_635396442" text:style-name="Index_20_Link" text:visited-style-name="Index_20_Link">4 Ejercicios<text:tab/>5</text:a></text:p>
        </text:index-body>
      </text:table-of-content>
      <text:p text:style-name="Standard"/>
      <text:p text:style-name="Standard">Los errores en programación pueden ser de diferentes categorías, desde una orden mal escrita hasta una implemetación de solución inadecuada para el problema en cuestión. El intérprete de Python puede deectar algunas de estas categorías de error, y lo hace mediante un mecanismo denominado <text:span text:style-name="T5">manejo de excep</text:span><text:span text:style-name="T6">c</text:span><text:span text:style-name="T5">iones</text:span> (<text:span text:style-name="T5">Exception handling</text:span>). Este capítulo describe brevemente los distintos tipos de errores de programación, y explica el manejo de excepciones en Python.</text:p>
      <text:p text:style-name="Standard"/>
      <text:p text:style-name="Standard">Lecturas recomendadas:</text:p>
      <text:list xml:id="list2514446289" text:style-name="L1">
        <text:list-item>
          <text:p text:style-name="P29"><text:a xlink:type="simple" xlink:href="https://docs.python.org/es/3/tutorial/errors.html" text:style-name="Internet_20_link" text:visited-style-name="Visited_20_Internet_20_Link">E</text:a><text:a xlink:type="simple" xlink:href="https://docs.python.org/es/3/tutorial/errors.html" text:style-name="Internet_20_link" text:visited-style-name="Visited_20_Internet_20_Link"><text:span text:style-name="T19">rrores y excepciones</text:span></text:a> en el <text:s/><text:a xlink:type="simple" xlink:href="https://docs.python.org/es/3/tutorial/" text:style-name="Internet_20_link" text:visited-style-name="Visited_20_Internet_20_Link">Tutorial de Python</text:a>.</text:p>
        </text:list-item>
      </text:list>
      <text:p text:style-name="Standard"/>
      <text:p text:style-name="Standard">Referencias<text:span text:style-name="T20"> para consulta</text:span>:</text:p>
      <text:list xml:id="list877237439" text:style-name="L2">
        <text:list-item>
          <text:p text:style-name="P30">Python Docs. La biblioteca estándar de Python, <text:a xlink:type="simple" xlink:href="https://docs.python.org/es/3/library/exceptions.html" text:style-name="Internet_20_link" text:visited-style-name="Visited_20_Internet_20_Link">Excepciones incorporadas</text:a>. Describe las excepciones estándar de Python. <text:span text:style-name="T31">Las excepciones ya definidas en Python conforman una </text:span><text:a xlink:type="simple" xlink:href="https://docs.python.org/es/3/library/exceptions.html#exception-hierarchy" text:style-name="Internet_20_link" text:visited-style-name="Visited_20_Internet_20_Link"><text:span text:style-name="T32">Jerarquía de excepciones</text:span></text:a><text:span text:style-name="T32">.</text:span></text:p>
        </text:list-item>
      </text:list>
      <text:p text:style-name="P32"/>
      <text:h text:style-name="P27" text:outline-level="3"><text:bookmark-start text:name="__RefHeading___Toc11369_3545566123"/>Errores de programación<text:bookmark-end text:name="__RefHeading___Toc11369_3545566123"/></text:h>
      <text:p text:style-name="P18"><text:span text:style-name="T19">En programación, se reconocen </text:span><text:span text:style-name="T44">(al menos) </text:span><text:span text:style-name="T19">tres categorías de errores:</text:span></text:p>
      <text:p text:style-name="Standard"/>
      <text:list xml:id="list1375208742" text:style-name="L3">
        <text:list-item>
          <text:p text:style-name="P34"><text:span text:style-name="T3">Errores de sintaxis.</text:span> Hay algo mal escrito en el código, que no cumple las reglas de escritura de Python y <text:span text:style-name="T46">en consecuencia </text:span>el intérprete no puede procesar. El intérprete emite un mensaje de error señalando el punto donde se detectó e<text:span text:style-name="T22">se</text:span> error, pero el punto exacto puede estar antes de donde aparece la indicación. Estos errores son muy comunes<text:span text:style-name="T46">; son también</text:span> los más fáciles de corregir.</text:p>
        </text:list-item>
        <text:list-item>
          <text:p text:style-name="P34"><text:span text:style-name="T3">Errores lógicos.</text:span> La sintaxis es correcta, pero hay un error en el orden de las sentencias o en la forma en que se relacionan unas con otras. Un error lógico sería escribir en un archivo, olvidar cerrarlo, e intentar abrirlo para leer.</text:p>
        </text:list-item>
        <text:list-item>
          <text:p text:style-name="P34"><text:span text:style-name="T3">Errores </text:span><text:span text:style-name="T4">de diseño</text:span><text:span text:style-name="T3">.</text:span> La sintaxis está bien, las sentencias están <text:span text:style-name="T39">bien coordinadas</text:span>, pero las órdenes que se están dando no resuelven correctamente el problema planteado. Un<text:span text:style-name="T44"> </text:span>algoritmo inadecuado<text:span text:style-name="T44"> es un </text:span><text:span text:style-name="T21">error</text:span><text:span text:style-name="T44"> de diseño</text:span><text:span text:style-name="T21">. El programa corre perfectamente, pero el resultado no es el esperado</text:span><text:span text:style-name="T39">, no resuelve bien el problema planteado</text:span><text:span text:style-name="T21">.</text:span></text:p>
        </text:list-item>
      </text:list>
      <text:p text:style-name="P5"/>
      <text:p text:style-name="P6">En programación, el proceso de buscar y encontrar errores en los programas se denomina <text:span text:style-name="T5">depuración</text:span> (<text:span text:style-name="T5">debugging)</text:span>.</text:p>
      <text:p text:style-name="P5"/>
      <text:h text:style-name="P27" text:outline-level="3"><text:bookmark-start text:name="__RefHeading___Toc11371_3545566123"/><text:soft-page-break/>Excepciones<text:bookmark-end text:name="__RefHeading___Toc11371_3545566123"/></text:h>
      <text:p text:style-name="P12">Cuando el intérprete de comandos detecta un error, construye una estructura de datos (un objeto) denominado una <text:span text:style-name="T5">excepción</text:span>, donde informa los detalles del error detectado, y termina la ejecución. No obstante, la excepción puede ser "capturada", permitiendo al programador definir acciones en caso de ocurrir <text:span text:style-name="T37">un</text:span> error, y evitar<text:span text:style-name="T46"> así</text:span> la terminación <text:span text:style-name="T46">abrupta </text:span>del programa. <text:span text:style-name="T37">Python tiene un conjunto de excepciones ya definidas, correspondientes a distintos tipos de error. </text:span>La <text:span text:style-name="T25">sentencia </text:span><text:span text:style-name="Source_20_Text"><text:span text:style-name="T25">try...except</text:span></text:span><text:span text:style-name="T25"> </text:span>permite capturar una excepc<text:span text:style-name="T37">i</text:span>ón: <text:span text:style-name="T37">se coloca el código donde puede ocurrir el error después de la cláusula </text:span><text:span text:style-name="Source_20_Text"><text:span text:style-name="T37">try</text:span></text:span><text:span text:style-name="T37">, y el código para tratar distintos tipos de excepción en una o varias cláusulas </text:span><text:span text:style-name="Source_20_Text"><text:span text:style-name="T37">except</text:span></text:span><text:span text:style-name="T37">.</text:span></text:p>
      <text:p text:style-name="P9"><text:span text:style-name="T36">E</text:span>n formato simplificad<text:span text:style-name="T46">a</text:span><text:span text:style-name="T36">, la sintaxis de </text:span><text:span text:style-name="Source_20_Text"><text:span text:style-name="T36">try ... except</text:span></text:span><text:span text:style-name="T36"> es la siguiente:</text:span></text:p>
      <text:p text:style-name="Código">try:<text:span text:style-name="T17"> <text:s text:c="13"/>### sintaxis de try...except</text:span></text:p>
      <text:p text:style-name="Código"><text:span text:style-name="T18"><text:s text:c="4"/></text:span><text:span text:style-name="T7">bloque</text:span><text:span text:style-name="T36"> </text:span><text:span text:style-name="T23"><text:s text:c="7"/># sentencias donde puede</text:span><text:span text:style-name="T46">n</text:span><text:span text:style-name="T23"> ocurrir una o varias excepciones</text:span></text:p>
      <text:p text:style-name="Código">except [<text:span text:style-name="T5">expres</text:span><text:span text:style-name="T8">ión</text:span> [as <text:span text:style-name="T6">e_var</text:span>]]:<text:span text:style-name="T17"> <text:s text:c="2"/># excepciones y su captura</text:span><text:span text:style-name="T25"> en e_var</text:span></text:p>
      <text:p text:style-name="Código"><text:span text:style-name="T18"><text:s text:c="4"/></text:span><text:span text:style-name="T7">bloque</text:span><text:span text:style-name="T17"> <text:s text:c="7"/># sentencias a ejecutar cuando se captura la excepción <text:s text:c="22"/></text:span></text:p>
      <text:p text:style-name="Código">...<text:span text:style-name="T17"> <text:s text:c="13"/></text:span><text:span text:style-name="T18"><text:s/></text:span><text:span text:style-name="T17"># otras cláusulas except</text:span></text:p>
      <text:p text:style-name="Código"><text:span text:style-name="T17">[</text:span>else:<text:span text:style-name="T18"> <text:s text:c="11"/># ejecuta si no se produjo ninguna excepción</text:span></text:p>
      <text:p text:style-name="Código"><text:span text:style-name="T18"><text:s text:c="4"/></text:span><text:span text:style-name="T7">bloque</text:span><text:span text:style-name="T17"> ]</text:span></text:p>
      <text:p text:style-name="P23">[finally:<text:span text:style-name="T18"> <text:s text:c="8"/># ejecuta si</text:span><text:span text:style-name="T25"> no</text:span><text:span text:style-name="T18"> hubo excepción </text:span><text:span text:style-name="T25">o hubo </text:span><text:span text:style-name="T18">y se trató</text:span><text:span text:style-name="T25"><text:tab/></text:span></text:p>
      <text:p text:style-name="Código"><text:span text:style-name="T18"><text:s text:c="4"/></text:span><text:span text:style-name="T7">bloque</text:span><text:span text:style-name="T36">]</text:span></text:p>
      <text:p text:style-name="P13">La <text:span text:style-name="Source_20_Text"><text:span text:style-name="T5">expresión</text:span></text:span> puede incluir una o varias excepciones; si no se indica ninguna, cualquier tipo de excepción será capturada. Es posible guardar la excepción en una variable <text:span text:style-name="Source_20_Text"><text:span text:style-name="T5">e_var</text:span></text:span>, que puede examinarse con <text:span text:style-name="T25"><text:s/></text:span><text:span text:style-name="Source_20_Text"><text:span text:style-name="T25">repr(e_var)</text:span></text:span><text:span text:style-name="T25">.</text:span></text:p>
      <text:p text:style-name="P8">Las cláusulas <text:span text:style-name="Source_20_Text">else</text:span> y <text:span text:style-name="Source_20_Text">finally</text:span> son opcionales, tal como indican los paréntesis rectos. <text:s/>El bloque <text:span text:style-name="Source_20_Text">finally</text:span> suele usarse para operaciones de terminación y limpieza (<text:span text:style-name="T5">cleanup</text:span>), como cerrar archivos abiert<text:span text:style-name="T37">o</text:span>s<text:span text:style-name="T37"> o liberar estructuras ya no usadas para recuperar memoria</text:span>.</text:p>
      <text:p text:style-name="P8"><text:s/></text:p>
      <text:p text:style-name="P1"><text:span text:style-name="T2">E</text:span><text:span text:style-name="T9">l siguiente</text:span><text:span text:style-name="T16"> código captura y muestra una excepción cualquiera</text:span><text:span text:style-name="T26">, de la clase </text:span><text:span text:style-name="Source_20_Text"><text:span text:style-name="T26">Exception</text:span></text:span><text:span text:style-name="T16">.</text:span></text:p>
      <text:p text:style-name="Código">&gt;&gt;&gt; for div in [1, 0]:</text:p>
      <text:p text:style-name="Código"><text:tab/>try:</text:p>
      <text:p text:style-name="Código"><text:tab/><text:tab/>print(" <text:s text:c="2"/>div =", div, ", 1/div =", 1/div)</text:p>
      <text:p text:style-name="Código"><text:tab/>except Exception as e:</text:p>
      <text:p text:style-name="Código"><text:tab/><text:tab/>print(" <text:s text:c="2"/>div =", div, ", 1/div = ERROR")</text:p>
      <text:p text:style-name="Código"><text:tab/><text:tab/>repr(e)</text:p>
      <text:p text:style-name="Código"><text:tab/><text:tab/></text:p>
      <text:p text:style-name="Código"><text:s text:c="3"/>div = 1 , 1/div = 1.0<text:span text:style-name="T46"> <text:s text:c="18"/># ejecutó sin error</text:span></text:p>
      <text:p text:style-name="Código"><text:s text:c="3"/>div = 0 , 1/div = ERROR<text:span text:style-name="T46"> <text:s text:c="16"/># error capturado en "except"</text:span></text:p>
      <text:p text:style-name="Código">"ZeroDivisionError('division by zero')"<text:span text:style-name="T46"> <text:s text:c="3"/># salida de "repr(e)"</text:span></text:p>
      <text:p text:style-name="Código">&gt;&gt;&gt; </text:p>
      <text:p text:style-name="P4"><text:span text:style-name="T24">El siguiente código c</text:span>aptura dos excepciones específicas, y la excepción genérica al final.</text:p>
      <text:p text:style-name="Código">for div in [1, 0, 3, 4]:</text:p>
      <text:p text:style-name="Código"><text:tab/>try:</text:p>
      <text:p text:style-name="Código"><text:tab/><text:tab/>if div == 3:</text:p>
      <text:p text:style-name="Código"><text:tab/><text:tab/><text:tab/>print(no_var) <text:s text:c="2"/># no_var no existe</text:p>
      <text:p text:style-name="Código"><text:tab/><text:tab/>elif div == 4:</text:p>
      <text:p text:style-name="Código"><text:tab/><text:tab/><text:tab/>ls = []</text:p>
      <text:p text:style-name="Código"><text:tab/><text:tab/><text:tab/>print(ls[1]) <text:s text:c="3"/># índice fuera de rango</text:p>
      <text:p text:style-name="Código"><text:tab/><text:tab/>else:</text:p>
      <text:p text:style-name="Código"><text:tab/><text:tab/><text:tab/>print(" <text:s text:c="2"/>div =", div, ", 1/div =", 1/div)</text:p>
      <text:p text:style-name="Código"><text:tab/>except ZeroDivisionError as e:</text:p>
      <text:p text:style-name="Código"><text:tab/><text:tab/>print(" <text:s text:c="2"/>div =", div, ", 1/div = ERROR")</text:p>
      <text:p text:style-name="Código"><text:tab/><text:tab/>repr(e)</text:p>
      <text:p text:style-name="Código"><text:tab/>except NameError as e:</text:p>
      <text:p text:style-name="Código"><text:tab/><text:tab/>print(" <text:s text:c="2"/>variable no_var no existe, ERROR")</text:p>
      <text:p text:style-name="Código"><text:tab/><text:tab/>repr(e)</text:p>
      <text:p text:style-name="Código"><text:tab/>except Exception as e:</text:p>
      <text:p text:style-name="Código"><text:tab/><text:tab/>print(" <text:s text:c="2"/>otra excepción")</text:p>
      <text:p text:style-name="Código"><text:tab/><text:tab/>repr(e)</text:p>
      <text:p text:style-name="Código"><text:soft-page-break/><text:tab/><text:tab/></text:p>
      <text:p text:style-name="Código"><text:s text:c="3"/>div = 1 , 1/div = 1.0</text:p>
      <text:p text:style-name="Código"><text:s text:c="3"/>div = 0 , 1/div = ERROR</text:p>
      <text:p text:style-name="Código">"ZeroDivisionError('division by zero')"</text:p>
      <text:p text:style-name="Código"><text:s text:c="3"/>variable no_var no existe, ERROR</text:p>
      <text:p text:style-name="Código">'NameError("name \'no_var\' is not defined")'</text:p>
      <text:p text:style-name="Código"><text:s text:c="3"/>otra excepción</text:p>
      <text:p text:style-name="Código">"IndexError('list index out of range')"</text:p>
      <text:p text:style-name="Código">&gt;&gt;&gt; </text:p>
      <text:p text:style-name="P10">El siguiente programa<text:span text:style-name="T27"> </text:span>muestra la captura de varios tipos de excepciones, así como el uso de las cláusula <text:span text:style-name="Source_20_Text">else</text:span> y <text:span text:style-name="Source_20_Text">finally</text:span><text:span text:style-name="T27"> (adaptado de </text:span><text:span text:style-name="T29">P</text:span><text:span text:style-name="T30">EW’s Corner. </text:span><text:a xlink:type="simple" xlink:href="https://pewscorner.github.io/programming/python3_quick_ref.html" text:style-name="Internet_20_link" text:visited-style-name="Visited_20_Internet_20_Link"><text:span text:style-name="T30">Python 3 Quick Reference</text:span></text:a><text:span text:style-name="T27">).</text:span></text:p>
      <text:p text:style-name="Código">'''Detección y tratamiento de excepciones.</text:p>
      <text:p text:style-name="Código"/>
      <text:p text:style-name="Código">Define una lista de expresiones, recorre la lista evaluando cada una, levanta una excepción según el ressultado; incluye cláusulas opcionales "else" y "finally", emite mensajes para mostrar el flujo de ejecución. </text:p>
      <text:p text:style-name="Código">'''</text:p>
      <text:p text:style-name="Código"/>
      <text:p text:style-name="Código">import sys</text:p>
      <text:p text:style-name="Código"/>
      <text:p text:style-name="Código">lst_expr = (</text:p>
      <text:p text:style-name="Código"><text:s text:c="4"/>'1/0', <text:s text:c="9"/># división por 0</text:p>
      <text:p text:style-name="Código"><text:s text:c="4"/>'[][1]', <text:s text:c="7"/># índice más allá de límite de la lista, aquí vacía</text:p>
      <text:p text:style-name="Código"><text:s text:c="4"/>'{}[2]', <text:s text:c="7"/># clave inválida en un diccionario, aquí vacío</text:p>
      <text:p text:style-name="Código"><text:s text:c="4"/>'(3).a', <text:s text:c="7"/># atributo 'a' inexistente en el tipo entero</text:p>
      <text:p text:style-name="Código"><text:s text:c="4"/>')', <text:s text:c="11"/># error de sintaxis, paréntesis sin pareja </text:p>
      <text:p text:style-name="Código"><text:s text:c="4"/>'sys.exit(5)', <text:s/># salida del sistema, termina la ejecución </text:p>
      <text:p text:style-name="Código"><text:s text:c="4"/>'6' <text:s text:c="12"/># número entero, no levanta excepción</text:p>
      <text:p text:style-name="Código"><text:s text:c="4"/>)</text:p>
      <text:p text:style-name="Código"/>
      <text:p text:style-name="Código">for expr in lst_expr:</text:p>
      <text:p text:style-name="Código"><text:s text:c="4"/>try:</text:p>
      <text:p text:style-name="Código"><text:s text:c="8"/>eval(expr)</text:p>
      <text:p text:style-name="Código"><text:s text:c="8"/># evalua la expresión, eventualmente levantando excepciones</text:p>
      <text:p text:style-name="Código"><text:s text:c="8"/># continúa en este bloque si no hubo excepciones</text:p>
      <text:p text:style-name="Código"><text:s text:c="8"/>print(' <text:s text:c="5"/>-- no hubo excepciones')</text:p>
      <text:p text:style-name="Código"><text:s text:c="4"/>except ZeroDivisionError: <text:s text:c="2"/># no guarda la excepción</text:p>
      <text:p text:style-name="Código"><text:s text:c="8"/># sigue aquí si hubo excepción ZeroDivisionError en el bloque "try"</text:p>
      <text:p text:style-name="Código"><text:s text:c="8"/>print(' <text:s text:c="5"/>-- división por 0')</text:p>
      <text:p text:style-name="Código"><text:s text:c="4"/>except (IndexError, KeyError, AttributeError) as e:</text:p>
      <text:p text:style-name="Código"><text:s text:c="8"/># sigue aquí si en el bloque "try" de dio alguna de esas excepciones</text:p>
      <text:p text:style-name="Código"><text:s text:c="8"/># retiene la excepción en la variable "e"</text:p>
      <text:p text:style-name="Código"><text:s text:c="8"/>print(' <text:s text:c="5"/>-- ', repr(e))</text:p>
      <text:p text:style-name="Código"><text:s text:c="4"/>except Exception as e:</text:p>
      <text:p text:style-name="Código"><text:s text:c="8"/># sigue aquí con cualquier excepción de clase Exception </text:p>
      <text:p text:style-name="Código"><text:s text:c="8"/># no tratada antes</text:p>
      <text:p text:style-name="Código"><text:s text:c="8"/>print(' <text:s text:c="5"/>-- captura excepción genérica de tipo "Exception":')</text:p>
      <text:p text:style-name="Código"><text:s text:c="8"/>print(' <text:s text:c="7"/>', repr(e))</text:p>
      <text:p text:style-name="Código"><text:s text:c="8"/>print(' <text:s text:c="8"/>-- "continue" salta el resto del "for"') <text:s/></text:p>
      <text:p text:style-name="Código"><text:s text:c="8"/>continue</text:p>
      <text:p text:style-name="Código"><text:s text:c="8"/># saltea el resto del "for" después de ejecutar "finally",</text:p>
      <text:p text:style-name="Código"><text:s text:c="8"/># <text:s text:c="4"/>continúa con el siguiente item en la lista del "for"</text:p>
      <text:p text:style-name="Código"><text:s text:c="4"/>except SystemExit as e:</text:p>
      <text:p text:style-name="Código"><text:s text:c="8"/># sique aquí con la excepción SystemExit, </text:p>
      <text:p text:style-name="Código"><text:s text:c="8"/># <text:s text:c="3"/>que es subclase de BaseException, no de Exception</text:p>
      <text:p text:style-name="Código"><text:s text:c="8"/>print(' <text:s text:c="5"/>-- excepción de salida, subclase de "BaseException"')</text:p>
      <text:p text:style-name="Código"><text:s text:c="8"/>print(' <text:s text:c="5"/>-- ', repr(e))</text:p>
      <text:p text:style-name="Código"><text:s text:c="4"/>else:</text:p>
      <text:p text:style-name="Código"><text:s text:c="8"/># opcional<text:span text:style-name="T27">;</text:span> sigue aquí si no hubo e<text:span text:style-name="T27">x</text:span>cepciones en "try",</text:p>
      <text:p text:style-name="Código"><text:s text:c="8"/># <text:s text:c="3"/>es lo mismo que agregar código al final del "try",</text:p>
      <text:p text:style-name="Código"><text:s text:c="8"/># <text:s text:c="3"/>pero si aparecen excepciones aquí no se tratan</text:p>
      <text:p text:style-name="Código"><text:s text:c="8"/>print(' <text:s text:c="5"/>-- "else", no hubo excepciones en try, todo OK')</text:p>
      <text:p text:style-name="Código"><text:soft-page-break/><text:s text:c="8"/>print(' <text:s text:c="8"/>-- "break" sale del "for"') <text:s/></text:p>
      <text:p text:style-name="Código"><text:s text:c="8"/>break</text:p>
      <text:p text:style-name="Código"><text:s text:c="8"/># sale del for después de ejecutar "finally",</text:p>
      <text:p text:style-name="Código"><text:s text:c="8"/># <text:s text:c="4"/>no continúa trata los restantes items en la lista del "for"</text:p>
      <text:p text:style-name="Código"><text:s text:c="4"/>finally:</text:p>
      <text:p text:style-name="P24"><text:s text:c="8"/># <text:span text:style-name="T27">opcional; se ejecuta aún si hubo excepciones no tratadas o</text:span></text:p>
      <text:p text:style-name="P24"><text:span text:style-name="T27"><text:tab/><text:tab/> # sentencias </text:span>return/break/continue<text:span text:style-name="T27"> e</text:span>n <text:span text:style-name="T27">las partes </text:span>try/except/else</text:p>
      <text:p text:style-name="Código"><text:s text:c="8"/>print(' <text:s text:c="5"/>-- "finally", ejecuta el bloque final')</text:p>
      <text:p text:style-name="Código"><text:s text:c="4"/>print(' <text:s text:c="2"/>-- ejecuta el resto del bloque repetitivo "for"')</text:p>
      <text:p text:style-name="P9"><text:s/></text:p>
      <text:p text:style-name="P7">La sentencia <text:span text:style-name="Source_20_Text">try ... finally</text:span> <text:span text:style-name="T24">sin cláusula </text:span><text:span text:style-name="Source_20_Text"><text:span text:style-name="T24">except</text:span></text:span><text:span text:style-name="T24"> se usa para detectar una excepción a tratar por otra sentencia <text:s/></text:span><text:span text:style-name="Source_20_Text"><text:span text:style-name="T24">try ... except</text:span></text:span><text:span text:style-name="T24"> exterior.</text:span></text:p>
      <text:p text:style-name="P22"/>
      <text:p text:style-name="P22">try:<text:span text:style-name="T17"> <text:s text:c="13"/>### sintaxis de try...finally</text:span></text:p>
      <text:p text:style-name="P22"><text:span text:style-name="T18"><text:s text:c="4"/></text:span><text:span text:style-name="T7">bloque</text:span><text:span text:style-name="T34"> <text:s text:c="7"/># bloque de sentencias</text:span></text:p>
      <text:p text:style-name="P22">finally:<text:span text:style-name="T18"> <text:s text:c="9"/># ejecuta si hubo excepción y no </text:span><text:span text:style-name="T23">se </text:span><text:span text:style-name="T18">trató</text:span></text:p>
      <text:p text:style-name="P22"><text:span text:style-name="T18"><text:s text:c="4"/></text:span><text:span text:style-name="T7">bloque</text:span><text:span text:style-name="T34"> <text:s text:c="7"/># bloque de sentencias</text:span></text:p>
      <text:p text:style-name="P11">El siguiente programa<text:span text:style-name="T38"> levanta una excepción en un bloque </text:span><text:span text:style-name="Source_20_Text"><text:span text:style-name="T38">try...finally</text:span></text:span><text:span text:style-name="T38"> interno</text:span><text:span text:style-name="T48"> </text:span><text:span text:style-name="T38">y la trata en un bloque </text:span><text:span text:style-name="Source_20_Text"><text:span text:style-name="T38">try...except</text:span></text:span><text:span text:style-name="T38"> externo</text:span><text:span text:style-name="T27"> (adaptado de </text:span><text:span text:style-name="T29">P</text:span><text:span text:style-name="T30">EW’s Corner. </text:span><text:a xlink:type="simple" xlink:href="https://pewscorner.github.io/programming/python3_quick_ref.html" text:style-name="Internet_20_link" text:visited-style-name="Visited_20_Internet_20_Link"><text:span text:style-name="T30">Python 3 Quick Reference</text:span></text:a><text:span text:style-name="T27">).</text:span></text:p>
      <text:p text:style-name="Código">'''Levanta excepciones en "try ... finally".</text:p>
      <text:p text:style-name="Código"/>
      <text:p text:style-name="Código">El bloque interno "try...finally" levanta una excepción pero no la trata, <text:span text:style-name="T49">y</text:span> es capturada por un bloque "try...except" externo.</text:p>
      <text:p text:style-name="Código">'''</text:p>
      <text:p text:style-name="Código"/>
      <text:p text:style-name="Código">import sys</text:p>
      <text:p text:style-name="Código"/>
      <text:p text:style-name="Código"># este "try" exterior captura todas las excepciones no tratadas </text:p>
      <text:p text:style-name="Código"># <text:s text:c="3"/>en el "try" interior</text:p>
      <text:p text:style-name="Código">try:</text:p>
      <text:p text:style-name="Código"><text:s text:c="4"/># el "try" interior, solo con la parte "finally"</text:p>
      <text:p text:style-name="Código"><text:s text:c="4"/>try:</text:p>
      <text:p text:style-name="Código"><text:s text:c="8"/>print('--- en "try" interno, levanta una excepción con sys.exit()')</text:p>
      <text:p text:style-name="Código"><text:s text:c="8"/>sys.exit()</text:p>
      <text:p text:style-name="Código"><text:s text:c="8"/># levanta la excepción SystemExit, pero no la trata</text:p>
      <text:p text:style-name="Código"><text:s text:c="8"/>print('--- esto no llega a ejecutarse nunca por la excepción')</text:p>
      <text:p text:style-name="Código"><text:s text:c="4"/>finally:</text:p>
      <text:p text:style-name="Código"><text:s text:c="4"/># este bloque se ejecuta aunque haya habido excepción y no se trate</text:p>
      <text:p text:style-name="Código"><text:s text:c="8"/>print('--- en "finally" del "try" interno')</text:p>
      <text:p text:style-name="Código">except:</text:p>
      <text:p text:style-name="Código"><text:s text:c="4"/># captura la excepción SystemExit ocurrida en el "try" interno.</text:p>
      <text:p text:style-name="Código"><text:s text:c="4"/># el "except" no indica tipo de excepción, captura todos los tipos;</text:p>
      <text:p text:style-name="Código"><text:s text:c="4"/># "except Exception" captura solo las de tipo "Exception",</text:p>
      <text:p text:style-name="Código"><text:s text:c="4"/># "SystemExit" es de tipo "BaseException", no "Exception".</text:p>
      <text:p text:style-name="Código"><text:s text:c="4"/>print('--- en "except" del "try" eexterior')</text:p>
      <text:p text:style-name="P14"/>
      <text:h text:style-name="P28" text:outline-level="3"><text:bookmark-start text:name="__RefHeading___Toc1311_936677055"/>Levantar excepciones<text:bookmark-end text:name="__RefHeading___Toc1311_936677055"/></text:h>
      <text:p text:style-name="Standard"><text:span text:style-name="T41">Es posible levantar una excepción mediante el comando </text:span><text:span text:style-name="Source_20_Text">raise</text:span><text:span text:style-name="T41">.</text:span><text:span text:style-name="T42"> Los siguientes ejemplos valen para cualquiera de las excepciones estándar definidas en Python.</text:span></text:p>
      <text:p text:style-name="Standard"/>
      <text:p text:style-name="P15">Levanta una excepción sin indicar argumentos:</text:p>
      <text:p text:style-name="P25">&gt;&gt;&gt; raise SyntaxError<text:span text:style-name="T40"> <text:s text:c="5"/># equivale a raise SyntaxError()</text:span></text:p>
      <text:p text:style-name="P25">Traceback (most recent call last):</text:p>
      <text:p text:style-name="P25"><text:s text:c="2"/>File "/usr/lib/python3.8/idlelib/run.py", line 559, in runcode</text:p>
      <text:p text:style-name="P25"><text:s text:c="4"/>exec(code, self.locals)</text:p>
      <text:p text:style-name="P25"><text:s text:c="2"/>File "&lt;pyshell#24&gt;", line 1, in &lt;module&gt;</text:p>
      <text:p text:style-name="P25">SyntaxError: None</text:p>
      <text:p text:style-name="P15"><text:soft-page-break/>Levanta una excepción con un argumento propio del usuario:</text:p>
      <text:p text:style-name="P25">&gt;&gt;&gt; raise SyntaxError("excepción levantada")</text:p>
      <text:p text:style-name="Código">Traceback (most recent call last):</text:p>
      <text:p text:style-name="Código"><text:s text:c="2"/>File "/usr/lib/python3.8/idlelib/run.py", line 559, in runcode</text:p>
      <text:p text:style-name="Código"><text:s text:c="4"/>exec(code, self.locals)</text:p>
      <text:p text:style-name="Código"><text:s text:c="2"/>File "&lt;pyshell#23&gt;", line 1, in &lt;module&gt;</text:p>
      <text:p text:style-name="Código">SyntaxError: excepción levantada</text:p>
      <text:p text:style-name="P16">Levanta y captura una excepción:</text:p>
      <text:p text:style-name="Código">&gt;&gt;&gt; try:</text:p>
      <text:p text:style-name="Código"><text:tab/>raise SyntaxError("excepción levantada")</text:p>
      <text:p text:style-name="Código">except Exception as e:</text:p>
      <text:p text:style-name="Código"><text:tab/>print(repr(e))<text:tab/></text:p>
      <text:p text:style-name="Código">SyntaxError('excepción levantada')</text:p>
      <text:p text:style-name="P17"/>
      <text:p text:style-name="P17">Es posible crear nuevas excepciones, definiendo una subclase <text:span text:style-name="T43">que </text:span>herede de la clase<text:span text:style-name="T43"> estándar</text:span> de Python <text:span text:style-name="Source_20_Text">Exception</text:span>. La herencia se explica en el capítulo sobre Clases y objetos.</text:p>
      <text:p text:style-name="Standard"/>
      <text:h text:style-name="Heading_20_3" text:outline-level="3"><text:bookmark-start text:name="__RefHeading___Toc1088_635396442"/>Ejercicios<text:bookmark-end text:name="__RefHeading___Toc1088_635396442"/></text:h>
      <text:list xml:id="list4269829175" text:style-name="L4">
        <text:list-item>
          <text:p text:style-name="P36">Estudiar y ejecutar el programa <text:span text:style-name="Source_20_Text">try_except.py</text:span> en los ejemplos correspondientes a este capítulo. Comparar cuidadosamente el código con la salida impresa del programa, para comprender bien el flujo de ejecución según van ocurriendo las excepciones.</text:p>
        </text:list-item>
      </text:list>
      <text:p text:style-name="Standard"/>
      <text:list xml:id="list93919377361858" text:continue-numbering="true" text:style-name="L4">
        <text:list-item>
          <text:p text:style-name="P36"><text:span text:style-name="T35">Estudiar y ejecutar el programa </text:span><text:span text:style-name="Source_20_Text"><text:span text:style-name="T35">try_finally.py</text:span></text:span><text:span text:style-name="T35"> en los ejemplos correspondientes a este capítulo. Estudiar los comentarios y comparar con la salida del programa.</text:span></text:p>
        </text:list-item>
      </text:list>
      <text:p text:style-name="Standard"/>
      <text:list xml:id="list93918331230577" text:continue-numbering="true" text:style-name="L4">
        <text:list-item>
          <text:p text:style-name="P36">Revisar la <text:a xlink:type="simple" xlink:href="https://docs.python.org/es/3/library/exceptions.html#exception-hierarchy" text:style-name="Internet_20_link" text:visited-style-name="Visited_20_Internet_20_Link"><text:span text:style-name="T32">Jerarquía de excepciones</text:span></text:a><text:span text:style-name="T28"> definidas en Python. <text:line-break/></text:span><text:span text:style-name="T33">- ¿De qué tipo son las excepciones </text:span><text:span text:style-name="Source_20_Text"><text:span text:style-name="T33">ImportError</text:span></text:span><text:span text:style-name="T33">, </text:span><text:span text:style-name="Source_20_Text"><text:span text:style-name="T33">KeyboardInterrupt</text:span></text:span><text:span text:style-name="T33">, </text:span><text:span text:style-name="Source_20_Text"><text:span text:style-name="T33">ZeroDivisionError</text:span></text:span><text:span text:style-name="T33">? Ejemplo: </text:span><text:span text:style-name="Source_20_Text"><text:span text:style-name="T33">Warning</text:span></text:span><text:span text:style-name="T33"> es de tipo </text:span><text:span text:style-name="Source_20_Text"><text:span text:style-name="T33">Exception</text:span></text:span><text:span text:style-name="T33">.<text:line-break/>- Identificar de qué tipo son las excepciones tratadas en el programa </text:span><text:span text:style-name="Source_20_Text"><text:span text:style-name="T33">try_except.py</text:span></text:span><text:span text:style-name="T33">.<text:line-break/>- </text:span><text:span text:style-name="T28">Verificar que la excepción </text:span><text:span text:style-name="Source_20_Text"><text:span text:style-name="T28">SystemExit</text:span></text:span><text:span text:style-name="T28"> que levanta la sentencia </text:span><text:span text:style-name="Source_20_Text"><text:span text:style-name="T28">sys.exit()</text:span></text:span><text:span text:style-name="T28"> no es de tipo </text:span><text:span text:style-name="Source_20_Text"><text:span text:style-name="T28">Exception</text:span></text:span><text:span text:style-name="T28"> sino </text:span><text:span text:style-name="Source_20_Text"><text:span text:style-name="T28">BaseException</text:span></text:span><text:span text:style-name="T28">.</text:span></text:p>
        </text:list-item>
      </text:list>
      <text:p text:style-name="P31"/>
      <text:list xml:id="list93919160774604" text:continue-numbering="true" text:style-name="L4">
        <text:list-item>
          <text:p text:style-name="P36"><text:span text:style-name="T10">E</text:span><text:span text:style-name="T45">studiar y ejecutar el programa </text:span><text:span text:style-name="Source_20_Text"><text:span text:style-name="T45">raise.py</text:span></text:span><text:span text:style-name="T45"> en los ejemplos, donde </text:span><text:span text:style-name="T48">se </text:span><text:span text:style-name="T45">muestran diversas formas de lanzar excepciones. Una excepción puede volver a levantarse; la cláusula </text:span><text:span text:style-name="Source_20_Text"><text:span text:style-name="T45">from</text:span></text:span><text:span text:style-name="T45"> en la sentencia </text:span><text:span text:style-name="Source_20_Text"><text:span text:style-name="T45">raise</text:span></text:span><text:span text:style-name="T45"> permite indicar a partir de qué otra excepción se levanta la actual.</text:span></text:p>
        </text:list-item>
      </text:list>
      <text:p text:style-name="P33"/>
      <text:p text:style-name="P33"/>
      <text:p text:style-name="Standard"/>
      <text:p text:style-name="Standard"/>
      <text:p text:style-name="Standard"/>
      <text:p text:style-name="Standard"/>
      <text:p text:style-name="Horizontal_20_Line"/>
      <table:table table:name="Tabla2" table:style-name="Tabla2">
        <table:table-column table:style-name="Tabla2.A"/>
        <table:table-column table:style-name="Tabla2.B"/>
        <table:table-row table:style-name="TableLine94301564873008">
          <table:table-cell table:style-name="Tabla2.A1" office:value-type="string">
            <text:p text:style-name="P21"><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20"><text:span text:style-name="T12">Copyright: </text:span>Victor Gonzalez-Barbone.<text:line-break/>Esta obra s<text:span text:style-name="T13">e</text:span> <text:span text:style-name="T12">publicada </text:span>bajo una Licencia Creative Commons Atribución-CompartirIgual 4.0 Internacional.</text:p>
            <text:p text:style-name="P19">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1" fo:font-family="'Liberation Mono'" style:font-style-name="Normal" style:font-family-generic="modern" style:font-pitch="fixed" fo:font-size="12pt" style:font-name-asian="Noto Sans Mono CJK SC" style:font-family-asian="'Noto Sans Mono CJK SC'" style:font-style-name-asian="Normal" style:font-family-generic-asian="swiss" style:font-pitch-asian="variable" style:font-name-complex="Liberation Mono1" style:font-family-complex="'Liberation Mono'" style:font-style-name-complex="Normal"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fo:background-color="#dee6ef"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5-17T09:39:17.635083192</dc:date>
    <meta:editing-duration>P1DT57M11S</meta:editing-duration>
    <meta:editing-cycles>94</meta:editing-cycles>
    <meta:generator>LibreOffice/6.4.7.2$Linux_X86_64 LibreOffice_project/40$Build-2</meta:generator>
    <dc:creator>Víctor González Barbone</dc:creator>
    <meta:document-statistic meta:table-count="1" meta:image-count="1" meta:object-count="0" meta:page-count="5" meta:paragraph-count="187" meta:word-count="1751" meta:character-count="11908" meta:non-whitespace-character-count="9514"/>
  </office:meta>
</office:document-meta>
</file>